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6666ff" draw:marker-start-width="0.275cm" draw:marker-end-width="0.275cm" draw:fill="solid" draw:fill-color="#ffff99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6666ff" draw:marker-start-width="0.275cm" draw:marker-end-width="0.275cm" draw:fill="solid" draw:fill-color="#ffff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6666ff" draw:marker-start-width="0.275cm" draw:marker-end-width="0.275cm" draw:fill="solid" draw:fill-color="#ffff99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379cm"/>
    </style:style>
    <style:style style:name="gr7" style:family="graphic" style:parent-style-name="standard">
      <style:graphic-properties svg:stroke-width="0.05cm" svg:stroke-color="#6666ff" draw:marker-start-width="0.275cm" draw:marker-end-width="0.275cm" draw:fill="solid" draw:fill-color="#ffffcc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3cm" fo:min-width="0.39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3cm" fo:min-width="0.39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3cm" fo:min-width="0.39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3cm" fo:min-width="0.39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3cm" fo:min-width="0.447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text-underline-style="solid" style:text-underline-width="auto" style:text-underline-color="font-color" style:font-size-asian="9pt" style:font-size-complex="9pt"/>
    </style:style>
    <style:style style:name="P4" style:family="paragraph">
      <style:text-properties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'Lucida Sans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'Lucida Sans'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.3cm" svg:height="3.1cm" svg:x="6.4cm" svg:y="17.7cm">
          <text:p/>
        </draw:ellipse>
        <draw:ellipse draw:style-name="gr1" draw:text-style-name="P1" draw:layer="layout" svg:width="1.3cm" svg:height="3.1cm" svg:x="8.4cm" svg:y="17.7cm">
          <text:p/>
        </draw:ellipse>
        <draw:line draw:style-name="gr2" draw:text-style-name="P1" draw:layer="layout" svg:x1="7.225cm" svg:y1="19.725cm" svg:x2="9cm" svg:y2="20.2cm">
          <text:p/>
        </draw:line>
        <draw:ellipse draw:style-name="gr1" draw:text-style-name="P1" draw:layer="layout" svg:width="1.3cm" svg:height="3.1cm" svg:x="2.1cm" svg:y="17.7cm">
          <text:p/>
        </draw:ellipse>
        <draw:ellipse draw:style-name="gr1" draw:text-style-name="P1" draw:layer="layout" svg:width="1.3cm" svg:height="3.1cm" svg:x="4.1cm" svg:y="17.7cm">
          <text:p/>
        </draw:ellipse>
        <draw:line draw:style-name="gr2" draw:text-style-name="P2" draw:layer="layout" svg:x1="14.099cm" svg:y1="3.918cm" svg:x2="11.3cm" svg:y2="5.3cm">
          <text:p/>
        </draw:line>
        <draw:line draw:style-name="gr2" draw:text-style-name="P2" draw:layer="layout" svg:x1="14.1cm" svg:y1="6.8cm" svg:x2="6.933cm" svg:y2="3.963cm">
          <text:p/>
        </draw:line>
        <draw:custom-shape draw:style-name="gr3" draw:text-style-name="P2" draw:layer="layout" svg:width="3.199cm" svg:height="0.811cm" svg:x="8.961cm" svg:y="6.802cm">
          <text:p text:style-name="P1"><text:span text:style-name="T1">arbeitetF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199cm" svg:height="0.812cm" svg:x="8.961cm" svg:y="5.089cm">
          <text:p text:style-name="P1"><text:span text:style-name="T1">prü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199cm" svg:height="0.811cm" svg:x="8.961cm" svg:y="3.152cm">
          <text:p text:style-name="P1"><text:span text:style-name="T1">hö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577cm" svg:height="0.63cm" svg:x="2.202cm" svg:y="2.386cm">
          <text:p text:style-name="P1"><text:span text:style-name="T2">Matr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1cm" svg:x="1.841cm" svg:y="3.265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2cm" svg:x="2.292cm" svg:y="4.143cm">
          <text:p text:style-name="P1"><text:span text:style-name="T1">Sem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77cm" svg:height="0.631cm" svg:x="2.157cm" svg:y="5.991cm">
          <text:p text:style-name="P1"><text:span text:style-name="T2">Pers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1cm" svg:x="2.021cm" svg:y="6.915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73cm" svg:height="0.631cm" svg:x="1.796cm" svg:y="7.838cm">
          <text:p text:style-name="P1"><text:span text:style-name="T1">Fachgebiet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77cm" svg:height="0.631cm" svg:x="14.211cm" svg:y="8.695cm">
          <text:p text:style-name="P1"><text:span text:style-name="T2">Pers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1cm" svg:x="15.856cm" svg:y="8.109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2cm" svg:height="0.812cm" svg:x="13.4cm" svg:y="1.8cm">
          <text:p text:style-name="P1"><text:span text:style-name="T1">vorausgesetz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3.2cm" svg:height="0.812cm" svg:x="13.4cm" svg:y="5.089cm">
          <text:p text:style-name="P1"><text:span text:style-name="T1">li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5.085cm" svg:y1="3.557cm" svg:x2="3.418cm" svg:y2="3.557cm">
          <text:p/>
        </draw:line>
        <draw:line draw:style-name="gr2" draw:text-style-name="P2" draw:layer="layout" svg:x1="6cm" svg:y1="3.6cm" svg:x2="3.779cm" svg:y2="2.701cm">
          <text:p/>
        </draw:line>
        <draw:line draw:style-name="gr2" draw:text-style-name="P2" draw:layer="layout" svg:x1="6cm" svg:y1="3.6cm" svg:x2="3.869cm" svg:y2="4.413cm">
          <text:p/>
        </draw:line>
        <draw:line draw:style-name="gr2" draw:text-style-name="P2" draw:layer="layout" svg:x1="6cm" svg:y1="7.2cm" svg:x2="3.734cm" svg:y2="6.306cm">
          <text:p/>
        </draw:line>
        <draw:line draw:style-name="gr2" draw:text-style-name="P2" draw:layer="layout" svg:x1="5.086cm" svg:y1="7.208cm" svg:x2="3.599cm" svg:y2="7.253cm">
          <text:p/>
        </draw:line>
        <draw:line draw:style-name="gr2" draw:text-style-name="P2" draw:layer="layout" svg:x1="6cm" svg:y1="7.1cm" svg:x2="3.869cm" svg:y2="8.054cm">
          <text:p/>
        </draw:line>
        <draw:line draw:style-name="gr2" draw:text-style-name="P2" draw:layer="layout" svg:x1="9.006cm" svg:y1="3.557cm" svg:x2="6.933cm" svg:y2="3.557cm">
          <text:p/>
        </draw:line>
        <draw:line draw:style-name="gr2" draw:text-style-name="P2" draw:layer="layout" svg:x1="9.006cm" svg:y1="5.495cm" svg:x2="7.6cm" svg:y2="5.1cm">
          <text:p/>
        </draw:line>
        <draw:line draw:style-name="gr2" draw:text-style-name="P2" draw:layer="layout" svg:x1="9.006cm" svg:y1="7.208cm" svg:x2="6.933cm" svg:y2="7.208cm">
          <text:p/>
        </draw:line>
        <draw:line draw:style-name="gr2" draw:text-style-name="P2" draw:layer="layout" svg:x1="14.098cm" svg:y1="3.557cm" svg:x2="12.115cm" svg:y2="3.557cm">
          <text:p/>
        </draw:line>
        <draw:line draw:style-name="gr2" draw:text-style-name="P2" draw:layer="layout" svg:x1="14.053cm" svg:y1="7.208cm" svg:x2="12.07cm" svg:y2="7.208cm">
          <text:p/>
        </draw:line>
        <draw:line draw:style-name="gr2" draw:text-style-name="P2" draw:layer="layout" svg:x1="17.388cm" svg:y1="3.557cm" svg:x2="15.946cm" svg:y2="3.557cm">
          <text:p/>
        </draw:line>
        <draw:line draw:style-name="gr2" draw:text-style-name="P2" draw:layer="layout" svg:x1="17.163cm" svg:y1="2.791cm" svg:x2="15.1cm" svg:y2="3.5cm">
          <text:p/>
        </draw:line>
        <draw:line draw:style-name="gr2" draw:text-style-name="P2" draw:layer="layout" svg:x1="17.118cm" svg:y1="4.233cm" svg:x2="15.1cm" svg:y2="3.6cm">
          <text:p/>
        </draw:line>
        <draw:line draw:style-name="gr2" draw:text-style-name="P2" draw:layer="layout" svg:x1="16.126cm" svg:y1="8.109cm" svg:x2="15cm" svg:y2="7.2cm">
          <text:p/>
        </draw:line>
        <draw:line draw:style-name="gr2" draw:text-style-name="P2" draw:layer="layout" svg:x1="17.523cm" svg:y1="6.667cm" svg:x2="15cm" svg:y2="7.2cm">
          <text:p/>
        </draw:line>
        <draw:line draw:style-name="gr2" draw:text-style-name="P2" draw:layer="layout" svg:x1="17.388cm" svg:y1="7.478cm" svg:x2="15cm" svg:y2="7.2cm">
          <text:p/>
        </draw:line>
        <draw:line draw:style-name="gr2" draw:text-style-name="P2" draw:layer="layout" svg:x1="14.999cm" svg:y1="8.695cm" svg:x2="14.999cm" svg:y2="7.568cm">
          <text:p/>
        </draw:line>
        <draw:line draw:style-name="gr2" draw:text-style-name="P2" draw:layer="layout" svg:x1="14.999cm" svg:y1="5.09cm" svg:x2="14.999cm" svg:y2="3.918cm">
          <text:p/>
        </draw:line>
        <draw:line draw:style-name="gr2" draw:text-style-name="P2" draw:layer="layout" svg:x1="14.999cm" svg:y1="6.802cm" svg:x2="14.999cm" svg:y2="5.901cm">
          <text:p/>
        </draw:line>
        <draw:line draw:style-name="gr2" draw:text-style-name="P2" draw:layer="layout" svg:x1="15.54cm" svg:y1="3.152cm" svg:x2="15.54cm" svg:y2="2.476cm">
          <text:p/>
        </draw:line>
        <draw:line draw:style-name="gr2" draw:text-style-name="P2" draw:layer="layout" svg:x1="14.549cm" svg:y1="3.152cm" svg:x2="14.549cm" svg:y2="2.476cm">
          <text:p/>
        </draw:line>
        <draw:rect draw:style-name="gr4" draw:text-style-name="P2" draw:layer="layout" svg:width="1.847cm" svg:height="0.766cm" svg:x="14.076cm" svg:y="6.802cm">
          <text:p text:style-name="P1"><text:span text:style-name="T1">Professor</text:span></text:p>
        </draw:rect>
        <draw:rect draw:style-name="gr4" draw:text-style-name="P2" draw:layer="layout" svg:width="1.847cm" svg:height="0.766cm" svg:x="14.076cm" svg:y="3.152cm">
          <text:p text:style-name="P1"><text:span text:style-name="T1">Vorlesung</text:span></text:p>
        </draw:rect>
        <draw:rect draw:style-name="gr4" draw:text-style-name="P2" draw:layer="layout" svg:width="1.849cm" svg:height="0.766cm" svg:x="5.085cm" svg:y="3.197cm">
          <text:p text:style-name="P1"><text:span text:style-name="T1">Student</text:span></text:p>
        </draw:rect>
        <draw:rect draw:style-name="gr4" draw:text-style-name="P2" draw:layer="layout" svg:width="1.849cm" svg:height="0.766cm" svg:x="5.085cm" svg:y="6.802cm">
          <text:p text:style-name="P1"><text:span text:style-name="T1">Assistent</text:span></text:p>
        </draw:rect>
        <draw:custom-shape draw:style-name="gr3" draw:text-style-name="P2" draw:layer="layout" svg:width="1.577cm" svg:height="0.631cm" svg:x="6.2cm" svg:y="4.769cm">
          <text:p text:style-name="P1"><text:span text:style-name="T1">Not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cm" svg:x="17.088cm" svg:y="7.208cm">
          <text:p text:style-name="P1"><text:span text:style-name="T1">Raum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2cm" svg:x="17.223cm" svg:y="6.306cm">
          <text:p text:style-name="P1"><text:span text:style-name="T1">Rang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6cm" svg:height="0.631cm" svg:x="16.818cm" svg:y="4.053cm">
          <text:p text:style-name="P1"><text:span text:style-name="T1">Titel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77cm" svg:height="0.631cm" svg:x="17.088cm" svg:y="3.242cm">
          <text:p text:style-name="P1"><text:span text:style-name="T1">SWS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77cm" svg:height="0.63cm" svg:x="16.863cm" svg:y="2.431cm">
          <text:p text:style-name="P1"><text:span text:style-name="T2">Vorl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0.756cm" svg:height="0.759cm" svg:x="7.617cm" svg:y="2.761cm">
          <draw:text-box>
            <text:p><text:span text:style-name="T3">n</text:span></text:p>
          </draw:text-box>
        </draw:frame>
        <draw:frame draw:style-name="gr5" draw:text-style-name="P4" draw:layer="layout" svg:width="0.756cm" svg:height="0.759cm" svg:x="12.6cm" svg:y="5.561cm">
          <draw:text-box>
            <text:p><text:span text:style-name="T3">1</text:span></text:p>
          </draw:text-box>
        </draw:frame>
        <draw:frame draw:style-name="gr6" draw:text-style-name="P4" draw:layer="layout" svg:width="0.879cm" svg:height="0.759cm" svg:x="12.6cm" svg:y="2.8cm">
          <draw:text-box>
            <text:p><text:span text:style-name="T3">m</text:span></text:p>
          </draw:text-box>
        </draw:frame>
        <draw:frame draw:style-name="gr5" draw:text-style-name="P4" draw:layer="layout" svg:width="0.879cm" svg:height="0.759cm" svg:x="8.1cm" svg:y="3.7cm">
          <draw:text-box>
            <text:p><text:span text:style-name="T3">m</text:span></text:p>
          </draw:text-box>
        </draw:frame>
        <draw:frame draw:style-name="gr5" draw:text-style-name="P4" draw:layer="layout" svg:width="0.756cm" svg:height="0.759cm" svg:x="13.702cm" svg:y="2.361cm">
          <draw:text-box>
            <text:p><text:span text:style-name="T3">n</text:span></text:p>
          </draw:text-box>
        </draw:frame>
        <draw:frame draw:style-name="gr6" draw:text-style-name="P4" draw:layer="layout" svg:width="0.879cm" svg:height="0.759cm" svg:x="15.458cm" svg:y="2.3cm">
          <draw:text-box>
            <text:p><text:span text:style-name="T3">m</text:span></text:p>
          </draw:text-box>
        </draw:frame>
        <draw:frame draw:style-name="gr6" draw:text-style-name="P4" draw:layer="layout" svg:width="0.879cm" svg:height="0.759cm" svg:x="11.9cm" svg:y="3.9cm">
          <draw:text-box>
            <text:p><text:span text:style-name="T3">n</text:span></text:p>
          </draw:text-box>
        </draw:frame>
        <draw:frame draw:style-name="gr5" draw:text-style-name="P4" draw:layer="layout" svg:width="0.756cm" svg:height="0.759cm" svg:x="14.902cm" svg:y="4.1cm">
          <draw:text-box>
            <text:p><text:span text:style-name="T3">n</text:span></text:p>
          </draw:text-box>
        </draw:frame>
        <draw:frame draw:style-name="gr5" draw:text-style-name="P4" draw:layer="layout" svg:width="0.756cm" svg:height="0.759cm" svg:x="14.902cm" svg:y="5.961cm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svg:x="12.602cm" svg:y="7.161cm">
          <draw:text-box>
            <text:p><text:span text:style-name="T3">1</text:span></text:p>
          </draw:text-box>
        </draw:frame>
        <draw:frame draw:style-name="gr5" draw:text-style-name="P4" draw:layer="layout" svg:width="0.756cm" svg:height="0.759cm" svg:x="7.5cm" svg:y="7.1cm">
          <draw:text-box>
            <text:p><text:span text:style-name="T3">n</text:span></text:p>
          </draw:text-box>
        </draw:frame>
        <draw:line draw:style-name="gr2" draw:text-style-name="P1" draw:layer="layout" svg:x1="2.757cm" svg:y1="18.356cm" svg:x2="4.645cm" svg:y2="18.356cm">
          <text:p/>
        </draw:line>
        <draw:line draw:style-name="gr2" draw:text-style-name="P1" draw:layer="layout" svg:x1="2.928cm" svg:y1="18.828cm" svg:x2="4.728cm" svg:y2="18.828cm">
          <text:p/>
        </draw:line>
        <draw:line draw:style-name="gr2" draw:text-style-name="P1" draw:layer="layout" svg:x1="2.76cm" svg:y1="19.251cm" svg:x2="4.648cm" svg:y2="19.251cm">
          <text:p/>
        </draw:line>
        <draw:line draw:style-name="gr2" draw:text-style-name="P1" draw:layer="layout" svg:x1="2.925cm" svg:y1="19.725cm" svg:x2="4.725cm" svg:y2="19.725cm">
          <text:p/>
        </draw:line>
        <draw:rect draw:style-name="gr7" draw:text-style-name="P1" draw:layer="layout" svg:width="0.235cm" svg:height="0.235cm" svg:x="2.522cm" svg:y="18.242cm">
          <text:p/>
        </draw:rect>
        <draw:rect draw:style-name="gr7" draw:text-style-name="P1" draw:layer="layout" svg:width="0.235cm" svg:height="0.235cm" svg:x="2.741cm" svg:y="18.714cm">
          <text:p/>
        </draw:rect>
        <draw:rect draw:style-name="gr7" draw:text-style-name="P1" draw:layer="layout" svg:width="0.235cm" svg:height="0.235cm" svg:x="2.525cm" svg:y="19.138cm">
          <text:p/>
        </draw:rect>
        <draw:rect draw:style-name="gr7" draw:text-style-name="P1" draw:layer="layout" svg:width="0.235cm" svg:height="0.235cm" svg:x="2.742cm" svg:y="19.603cm">
          <text:p/>
        </draw:rect>
        <draw:rect draw:style-name="gr7" draw:text-style-name="P1" draw:layer="layout" svg:width="0.235cm" svg:height="0.235cm" svg:x="4.645cm" svg:y="18.242cm">
          <text:p/>
        </draw:rect>
        <draw:rect draw:style-name="gr7" draw:text-style-name="P1" draw:layer="layout" svg:width="0.235cm" svg:height="0.235cm" svg:x="4.664cm" svg:y="18.714cm">
          <text:p/>
        </draw:rect>
        <draw:rect draw:style-name="gr7" draw:text-style-name="P1" draw:layer="layout" svg:width="0.235cm" svg:height="0.235cm" svg:x="4.648cm" svg:y="19.138cm">
          <text:p/>
        </draw:rect>
        <draw:rect draw:style-name="gr7" draw:text-style-name="P1" draw:layer="layout" svg:width="0.235cm" svg:height="0.235cm" svg:x="4.565cm" svg:y="19.603cm">
          <text:p/>
        </draw:rect>
        <draw:rect draw:style-name="gr7" draw:text-style-name="P1" draw:layer="layout" svg:width="0.235cm" svg:height="0.235cm" svg:x="4.665cm" svg:y="20.065cm">
          <text:p/>
        </draw:rect>
        <draw:rect draw:style-name="gr7" draw:text-style-name="P1" draw:layer="layout" svg:width="0.235cm" svg:height="0.235cm" svg:x="2.665cm" svg:y="20.065cm">
          <text:p/>
        </draw:rect>
        <draw:line draw:style-name="gr2" draw:text-style-name="P1" draw:layer="layout" svg:x1="7.057cm" svg:y1="18.356cm" svg:x2="8.945cm" svg:y2="18.356cm">
          <text:p/>
        </draw:line>
        <draw:line draw:style-name="gr2" draw:text-style-name="P1" draw:layer="layout" svg:x1="7.057cm" svg:y1="18.356cm" svg:x2="9.028cm" svg:y2="18.828cm">
          <text:p/>
        </draw:line>
        <draw:line draw:style-name="gr2" draw:text-style-name="P1" draw:layer="layout" svg:x1="7.06cm" svg:y1="19.251cm" svg:x2="8.948cm" svg:y2="19.251cm">
          <text:p/>
        </draw:line>
        <draw:line draw:style-name="gr2" draw:text-style-name="P1" draw:layer="layout" svg:x1="7.225cm" svg:y1="19.725cm" svg:x2="9.025cm" svg:y2="19.725cm">
          <text:p/>
        </draw:line>
        <draw:rect draw:style-name="gr7" draw:text-style-name="P1" draw:layer="layout" svg:width="0.235cm" svg:height="0.235cm" svg:x="6.822cm" svg:y="18.242cm">
          <text:p/>
        </draw:rect>
        <draw:rect draw:style-name="gr7" draw:text-style-name="P1" draw:layer="layout" svg:width="0.235cm" svg:height="0.235cm" svg:x="7.041cm" svg:y="18.714cm">
          <text:p/>
        </draw:rect>
        <draw:rect draw:style-name="gr7" draw:text-style-name="P1" draw:layer="layout" svg:width="0.235cm" svg:height="0.235cm" svg:x="6.825cm" svg:y="19.138cm">
          <text:p/>
        </draw:rect>
        <draw:rect draw:style-name="gr7" draw:text-style-name="P1" draw:layer="layout" svg:width="0.235cm" svg:height="0.235cm" svg:x="7.042cm" svg:y="19.603cm">
          <text:p/>
        </draw:rect>
        <draw:rect draw:style-name="gr7" draw:text-style-name="P1" draw:layer="layout" svg:width="0.235cm" svg:height="0.235cm" svg:x="8.945cm" svg:y="18.242cm">
          <text:p/>
        </draw:rect>
        <draw:rect draw:style-name="gr7" draw:text-style-name="P1" draw:layer="layout" svg:width="0.235cm" svg:height="0.235cm" svg:x="8.964cm" svg:y="18.714cm">
          <text:p/>
        </draw:rect>
        <draw:rect draw:style-name="gr7" draw:text-style-name="P1" draw:layer="layout" svg:width="0.235cm" svg:height="0.235cm" svg:x="8.948cm" svg:y="19.138cm">
          <text:p/>
        </draw:rect>
        <draw:rect draw:style-name="gr7" draw:text-style-name="P1" draw:layer="layout" svg:width="0.235cm" svg:height="0.235cm" svg:x="8.865cm" svg:y="19.603cm">
          <text:p/>
        </draw:rect>
        <draw:rect draw:style-name="gr7" draw:text-style-name="P1" draw:layer="layout" svg:width="0.235cm" svg:height="0.235cm" svg:x="8.965cm" svg:y="20.065cm">
          <text:p/>
        </draw:rect>
        <draw:rect draw:style-name="gr7" draw:text-style-name="P1" draw:layer="layout" svg:width="0.235cm" svg:height="0.235cm" svg:x="6.965cm" svg:y="20.065cm">
          <text:p/>
        </draw:rect>
        <draw:ellipse draw:style-name="gr1" draw:text-style-name="P1" draw:layer="layout" svg:width="1.3cm" svg:height="3.1cm" svg:x="15.1cm" svg:y="17.7cm">
          <text:p/>
        </draw:ellipse>
        <draw:ellipse draw:style-name="gr1" draw:text-style-name="P1" draw:layer="layout" svg:width="1.3cm" svg:height="3.1cm" svg:x="17.1cm" svg:y="17.7cm">
          <text:p/>
        </draw:ellipse>
        <draw:line draw:style-name="gr2" draw:text-style-name="P1" draw:layer="layout" svg:x1="15.757cm" svg:y1="18.356cm" svg:x2="17.645cm" svg:y2="18.356cm">
          <text:p/>
        </draw:line>
        <draw:line draw:style-name="gr2" draw:text-style-name="P1" draw:layer="layout" svg:x1="15.928cm" svg:y1="18.828cm" svg:x2="17.728cm" svg:y2="18.828cm">
          <text:p/>
        </draw:line>
        <draw:line draw:style-name="gr2" draw:text-style-name="P1" draw:layer="layout" svg:x1="15.76cm" svg:y1="19.251cm" svg:x2="17.648cm" svg:y2="19.251cm">
          <text:p/>
        </draw:line>
        <draw:line draw:style-name="gr2" draw:text-style-name="P1" draw:layer="layout" svg:x1="15.925cm" svg:y1="19.725cm" svg:x2="17.725cm" svg:y2="19.725cm">
          <text:p/>
        </draw:line>
        <draw:rect draw:style-name="gr7" draw:text-style-name="P1" draw:layer="layout" svg:width="0.235cm" svg:height="0.235cm" svg:x="15.522cm" svg:y="18.242cm">
          <text:p/>
        </draw:rect>
        <draw:rect draw:style-name="gr7" draw:text-style-name="P1" draw:layer="layout" svg:width="0.235cm" svg:height="0.235cm" svg:x="15.741cm" svg:y="18.714cm">
          <text:p/>
        </draw:rect>
        <draw:rect draw:style-name="gr7" draw:text-style-name="P1" draw:layer="layout" svg:width="0.235cm" svg:height="0.235cm" svg:x="15.525cm" svg:y="19.138cm">
          <text:p/>
        </draw:rect>
        <draw:rect draw:style-name="gr7" draw:text-style-name="P1" draw:layer="layout" svg:width="0.235cm" svg:height="0.235cm" svg:x="15.742cm" svg:y="19.603cm">
          <text:p/>
        </draw:rect>
        <draw:rect draw:style-name="gr7" draw:text-style-name="P1" draw:layer="layout" svg:width="0.235cm" svg:height="0.235cm" svg:x="17.645cm" svg:y="18.242cm">
          <text:p/>
        </draw:rect>
        <draw:rect draw:style-name="gr7" draw:text-style-name="P1" draw:layer="layout" svg:width="0.235cm" svg:height="0.235cm" svg:x="17.664cm" svg:y="18.714cm">
          <text:p/>
        </draw:rect>
        <draw:rect draw:style-name="gr7" draw:text-style-name="P1" draw:layer="layout" svg:width="0.235cm" svg:height="0.235cm" svg:x="17.648cm" svg:y="19.138cm">
          <text:p/>
        </draw:rect>
        <draw:rect draw:style-name="gr7" draw:text-style-name="P1" draw:layer="layout" svg:width="0.235cm" svg:height="0.235cm" svg:x="17.565cm" svg:y="19.603cm">
          <text:p/>
        </draw:rect>
        <draw:rect draw:style-name="gr7" draw:text-style-name="P1" draw:layer="layout" svg:width="0.235cm" svg:height="0.235cm" svg:x="15.665cm" svg:y="20.065cm">
          <text:p/>
        </draw:rect>
        <draw:ellipse draw:style-name="gr1" draw:text-style-name="P1" draw:layer="layout" svg:width="1.3cm" svg:height="3.1cm" svg:x="10.7cm" svg:y="17.7cm">
          <text:p/>
        </draw:ellipse>
        <draw:ellipse draw:style-name="gr1" draw:text-style-name="P1" draw:layer="layout" svg:width="1.3cm" svg:height="3.1cm" svg:x="12.7cm" svg:y="17.7cm">
          <text:p/>
        </draw:ellipse>
        <draw:line draw:style-name="gr2" draw:text-style-name="P1" draw:layer="layout" svg:x1="11.357cm" svg:y1="18.356cm" svg:x2="13.245cm" svg:y2="18.356cm">
          <text:p/>
        </draw:line>
        <draw:line draw:style-name="gr2" draw:text-style-name="P1" draw:layer="layout" svg:x1="11.528cm" svg:y1="18.828cm" svg:x2="13.245cm" svg:y2="18.356cm">
          <text:p/>
        </draw:line>
        <draw:line draw:style-name="gr2" draw:text-style-name="P1" draw:layer="layout" svg:x1="11.36cm" svg:y1="19.251cm" svg:x2="13.248cm" svg:y2="19.251cm">
          <text:p/>
        </draw:line>
        <draw:line draw:style-name="gr2" draw:text-style-name="P1" draw:layer="layout" svg:x1="11.5cm" svg:y1="20.2cm" svg:x2="13.3cm" svg:y2="20.2cm">
          <text:p/>
        </draw:line>
        <draw:rect draw:style-name="gr7" draw:text-style-name="P1" draw:layer="layout" svg:width="0.235cm" svg:height="0.235cm" svg:x="11.122cm" svg:y="18.242cm">
          <text:p/>
        </draw:rect>
        <draw:rect draw:style-name="gr7" draw:text-style-name="P1" draw:layer="layout" svg:width="0.235cm" svg:height="0.235cm" svg:x="11.341cm" svg:y="18.714cm">
          <text:p/>
        </draw:rect>
        <draw:rect draw:style-name="gr7" draw:text-style-name="P1" draw:layer="layout" svg:width="0.235cm" svg:height="0.235cm" svg:x="11.125cm" svg:y="19.138cm">
          <text:p/>
        </draw:rect>
        <draw:rect draw:style-name="gr7" draw:text-style-name="P1" draw:layer="layout" svg:width="0.235cm" svg:height="0.235cm" svg:x="13.245cm" svg:y="18.242cm">
          <text:p/>
        </draw:rect>
        <draw:rect draw:style-name="gr7" draw:text-style-name="P1" draw:layer="layout" svg:width="0.235cm" svg:height="0.235cm" svg:x="13.264cm" svg:y="18.714cm">
          <text:p/>
        </draw:rect>
        <draw:rect draw:style-name="gr7" draw:text-style-name="P1" draw:layer="layout" svg:width="0.235cm" svg:height="0.235cm" svg:x="13.248cm" svg:y="19.138cm">
          <text:p/>
        </draw:rect>
        <draw:rect draw:style-name="gr7" draw:text-style-name="P1" draw:layer="layout" svg:width="0.235cm" svg:height="0.235cm" svg:x="13.165cm" svg:y="19.603cm">
          <text:p/>
        </draw:rect>
        <draw:rect draw:style-name="gr7" draw:text-style-name="P1" draw:layer="layout" svg:width="0.235cm" svg:height="0.235cm" svg:x="11.265cm" svg:y="20.065cm">
          <text:p/>
        </draw:rect>
        <draw:line draw:style-name="gr2" draw:text-style-name="P1" draw:layer="layout" svg:x1="11.525cm" svg:y1="19.725cm" svg:x2="13.3cm" svg:y2="20.2cm">
          <text:p/>
        </draw:line>
        <draw:rect draw:style-name="gr7" draw:text-style-name="P1" draw:layer="layout" svg:width="0.235cm" svg:height="0.235cm" svg:x="11.342cm" svg:y="19.603cm">
          <text:p/>
        </draw:rect>
        <draw:rect draw:style-name="gr7" draw:text-style-name="P1" draw:layer="layout" svg:width="0.235cm" svg:height="0.235cm" svg:x="13.265cm" svg:y="20.065cm">
          <text:p/>
        </draw:rect>
        <draw:line draw:style-name="gr2" draw:text-style-name="P1" draw:layer="layout" svg:x1="16cm" svg:y1="18.8cm" svg:x2="17.645cm" svg:y2="18.356cm">
          <text:p/>
        </draw:line>
        <draw:line draw:style-name="gr2" draw:text-style-name="P1" draw:layer="layout" svg:x1="15.757cm" svg:y1="18.356cm" svg:x2="17.648cm" svg:y2="19.251cm">
          <text:p/>
        </draw:line>
        <draw:line draw:style-name="gr2" draw:text-style-name="P1" draw:layer="layout" svg:x1="15.76cm" svg:y1="19.251cm" svg:x2="17.7cm" svg:y2="20.2cm">
          <text:p/>
        </draw:line>
        <draw:rect draw:style-name="gr7" draw:text-style-name="P1" draw:layer="layout" svg:width="0.235cm" svg:height="0.235cm" svg:x="17.665cm" svg:y="20.065cm">
          <text:p/>
        </draw:rect>
        <draw:frame draw:style-name="gr8" draw:text-style-name="P5" draw:layer="layout" svg:width="0.891cm" svg:height="0.603cm" svg:x="2.309cm" svg:y="17.097cm">
          <draw:text-box>
            <text:p><text:span text:style-name="T1">E1</text:span></text:p>
          </draw:text-box>
        </draw:frame>
        <draw:frame draw:style-name="gr8" draw:text-style-name="P5" draw:layer="layout" svg:width="0.891cm" svg:height="0.603cm" svg:x="4.3cm" svg:y="17.097cm">
          <draw:text-box>
            <text:p><text:span text:style-name="T1">E2</text:span></text:p>
          </draw:text-box>
        </draw:frame>
        <draw:frame draw:style-name="gr9" draw:text-style-name="P7" draw:layer="layout" svg:width="0.891cm" svg:height="0.603cm" svg:x="6.6cm" svg:y="17.1cm">
          <draw:text-box>
            <text:p text:style-name="P6"><text:span text:style-name="T4">E1</text:span></text:p>
          </draw:text-box>
        </draw:frame>
        <draw:frame draw:style-name="gr10" draw:text-style-name="P7" draw:layer="layout" svg:width="0.891cm" svg:height="0.603cm" svg:x="8.591cm" svg:y="17.1cm">
          <draw:text-box>
            <text:p text:style-name="P6"><text:span text:style-name="T4">E2</text:span></text:p>
          </draw:text-box>
        </draw:frame>
        <draw:frame draw:style-name="gr11" draw:text-style-name="P7" draw:layer="layout" svg:width="0.891cm" svg:height="0.603cm" svg:x="15.3cm" svg:y="17.197cm">
          <draw:text-box>
            <text:p text:style-name="P6"><text:span text:style-name="T4">E1</text:span></text:p>
          </draw:text-box>
        </draw:frame>
        <draw:frame draw:style-name="gr12" draw:text-style-name="P7" draw:layer="layout" svg:width="0.891cm" svg:height="0.603cm" svg:x="17.291cm" svg:y="17.197cm">
          <draw:text-box>
            <text:p text:style-name="P6"><text:span text:style-name="T4">E2</text:span></text:p>
          </draw:text-box>
        </draw:frame>
        <draw:frame draw:style-name="gr8" draw:text-style-name="P5" draw:layer="layout" svg:width="0.891cm" svg:height="0.603cm" svg:x="10.909cm" svg:y="17.197cm">
          <draw:text-box>
            <text:p><text:span text:style-name="T1">E1</text:span></text:p>
          </draw:text-box>
        </draw:frame>
        <draw:frame draw:style-name="gr8" draw:text-style-name="P5" draw:layer="layout" svg:width="0.891cm" svg:height="0.603cm" svg:x="12.9cm" svg:y="17.197cm">
          <draw:text-box>
            <text:p><text:span text:style-name="T1">E2</text:span></text:p>
          </draw:text-box>
        </draw:frame>
        <draw:frame draw:style-name="gr13" draw:text-style-name="P5" draw:layer="layout" svg:width="0.947cm" svg:height="0.603cm" svg:x="1.2cm" svg:y="18.897cm">
          <draw:text-box>
            <text:p><text:span text:style-name="T1">1:1</text:span></text:p>
          </draw:text-box>
        </draw:frame>
        <draw:frame draw:style-name="gr14" draw:text-style-name="P7" draw:layer="layout" svg:width="0.947cm" svg:height="0.603cm" svg:x="5.495cm" svg:y="18.94cm">
          <draw:text-box>
            <text:p text:style-name="P6"><text:span text:style-name="T4">1:n</text:span></text:p>
          </draw:text-box>
        </draw:frame>
        <draw:frame draw:style-name="gr13" draw:text-style-name="P5" draw:layer="layout" svg:width="0.947cm" svg:height="0.603cm" svg:x="9.8cm" svg:y="18.9cm">
          <draw:text-box>
            <text:p><text:span text:style-name="T1">n:1</text:span></text:p>
          </draw:text-box>
        </draw:frame>
        <draw:frame draw:style-name="gr15" draw:text-style-name="P5" draw:layer="layout" svg:width="1.035cm" svg:height="0.603cm" svg:x="14.2cm" svg:y="18.9cm">
          <draw:text-box>
            <text:p><text:span text:style-name="T1">n:m</text:span></text:p>
          </draw:text-box>
        </draw:frame>
        <draw:line draw:style-name="gr2" draw:text-style-name="P2" draw:layer="layout" svg:x1="5.6cm" svg:y1="13.931cm" svg:x2="4.7cm" svg:y2="12.631cm">
          <text:p/>
        </draw:line>
        <draw:line draw:style-name="gr2" draw:text-style-name="P2" draw:layer="layout" svg:x1="5.1cm" svg:y1="14.031cm" svg:x2="3.392cm" svg:y2="13.136cm">
          <text:p/>
        </draw:line>
        <draw:line draw:style-name="gr2" draw:text-style-name="P2" draw:layer="layout" svg:x1="6.6cm" svg:y1="12.631cm" svg:x2="6cm" svg:y2="13.831cm">
          <text:p/>
        </draw:line>
        <draw:line draw:style-name="gr2" draw:text-style-name="P2" draw:layer="layout" svg:x1="9.6cm" svg:y1="14.086cm" svg:x2="6.5cm" svg:y2="14.086cm">
          <text:p/>
        </draw:line>
        <draw:line draw:style-name="gr2" draw:text-style-name="P2" draw:layer="layout" svg:x1="8.3cm" svg:y1="13.131cm" svg:x2="6.6cm" svg:y2="14.031cm">
          <text:p/>
        </draw:line>
        <draw:line draw:style-name="gr2" draw:text-style-name="P2" draw:layer="layout" svg:x1="13.808cm" svg:y1="13.962cm" svg:x2="12.908cm" svg:y2="12.662cm">
          <text:p/>
        </draw:line>
        <draw:line draw:style-name="gr2" draw:text-style-name="P2" draw:layer="layout" svg:x1="14.808cm" svg:y1="12.662cm" svg:x2="14.208cm" svg:y2="13.862cm">
          <text:p/>
        </draw:line>
        <draw:line draw:style-name="gr2" draw:text-style-name="P2" draw:layer="layout" svg:x1="13.9cm" svg:y1="14.086cm" svg:x2="10.8cm" svg:y2="14.086cm">
          <text:p/>
        </draw:line>
        <draw:custom-shape draw:style-name="gr3" draw:text-style-name="P2" draw:layer="layout" svg:width="2.2cm" svg:height="1.089cm" svg:x="9.3cm" svg:y="13.542cm">
          <text:p text:style-name="P1"><text:span text:style-name="T1">wohnt</text:span><text:span text:style-name="T1"><text:line-break/></text:span><text:span text:style-name="T1">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.577cm" svg:height="0.631cm" svg:x="2.1cm" svg:y="12.831cm">
          <text:p text:style-name="P1"><text:span text:style-name="T1">Matr.-Nr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1.849cm" svg:height="0.766cm" svg:x="4.9cm" svg:y="13.703cm">
          <text:p text:style-name="P1"><text:span text:style-name="T1">Student</text:span></text:p>
        </draw:rect>
        <draw:custom-shape draw:style-name="gr3" draw:text-style-name="P2" draw:layer="layout" svg:width="1.577cm" svg:height="0.631cm" svg:x="3.8cm" svg:y="12.2cm">
          <text:p text:style-name="P1"><text:span text:style-name="T1">Vo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77cm" svg:height="0.631cm" svg:x="5.7cm" svg:y="12.2cm">
          <text:p text:style-name="P1"><text:span text:style-name="T1">Nach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77cm" svg:height="0.631cm" svg:x="7.923cm" svg:y="12.731cm">
          <text:p text:style-name="P1"><text:span text:style-name="T1">Studienfach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1.849cm" svg:height="0.766cm" svg:x="13.008cm" svg:y="13.703cm">
          <text:p text:style-name="P1"><text:span text:style-name="T1">Ort</text:span></text:p>
        </draw:rect>
        <draw:custom-shape draw:style-name="gr3" draw:text-style-name="P2" draw:layer="layout" svg:width="1.577cm" svg:height="0.631cm" svg:x="12.008cm" svg:y="12.231cm">
          <text:p text:style-name="P1"><text:span text:style-name="T1">Pl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77cm" svg:height="0.631cm" svg:x="13.908cm" svg:y="12.231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006cm" svg:y1="5.496cm" svg:x2="7.8cm" svg:y2="6cm">
          <text:p/>
        </draw:line>
        <draw:custom-shape draw:style-name="gr3" draw:text-style-name="P2" draw:layer="layout" svg:width="1.577cm" svg:height="0.631cm" svg:x="6.5cm" svg:y="5.669cm">
          <text:p text:style-name="P2"><text:span text:style-name="T1">Datum</text:span></text:p>
          <draw:enhanced-geometry svg:viewBox="0 0 21600 21600" draw:path-stretchpoint-x="10800" draw:path-stretchpoint-y="10800" draw:text-areas="?f3 ?f4 ?f5 ?f6" draw:type="round-rectangle" draw:modifiers="9450.9635974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2-07T19:42:58.63</meta:creation-date>
    <dc:date>2019-10-03T11:05:22.32</dc:date>
    <dc:creator>Roman </dc:creator>
    <meta:editing-duration>PT2H35M24S</meta:editing-duration>
    <meta:editing-cycles>6</meta:editing-cycles>
    <meta:generator>OpenOffice/4.1.5$Win32 OpenOffice.org_project/415m1$Build-9789</meta:generator>
    <meta:document-statistic meta:object-count="158"/>
  </office:meta>
</office:document-meta>
</file>